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ke LoVerme</text:p>
      <text:p text:style-name="Standard">Super EastGate</text:p>
      <text:p text:style-name="Standard">Weekly Staus</text:p>
      <text:p text:style-name="Standard">2/12/2010</text:p>
      <text:p text:style-name="Standard"/>
      <text:p text:style-name="Standard">-Worked on a bunch of different block type for the world (ground, non-breakable bricks, breakable bricks, special bricks, etc)</text:p>
      <text:p text:style-name="Standard">-Got daily status from Ryan, Jon, and Tony</text:p>
      <text:p text:style-name="Standard">-Helped Ryan with gravity ideas</text:p>
      <text:p text:style-name="Standard">-Talked with Tony about some different types of deign documents</text:p>
      <text:p text:style-name="Standard"><text:tab/>-Story line, world design, etc</text:p>
      <text:p text:style-name="Standard">-Helped Jon with library linking and different types of OpenAL designs</text:p>
      <text:p text:style-name="Standard"><text:tab/>-Framework, how to make the code work for multiple sounds, etc</text:p>
      <text:p text:style-name="Standard">-Updated gantt chart with new progress and new task of design document for Tony</text:p>
      <text:p text:style-name="Standard"/>
      <text:p text:style-name="Standard">Hours dedicated towards project this work: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2T14:09:40.78</meta:creation-date>
    <meta:document-statistic meta:table-count="0" meta:image-count="0" meta:object-count="0" meta:page-count="1" meta:paragraph-count="13" meta:word-count="97" meta:character-count="596"/>
    <dc:date>2010-02-12T14:14:04.94</dc:date>
    <meta:editing-duration>PT00H04M32S</meta:editing-duration>
    <meta:editing-cycles>1</meta:editing-cycles>
    <meta:generator>OpenOffice.org/3.1$Win32 OpenOffice.org_project/310m11$Build-9399</meta:generator>
  </office:meta>
</office:document-meta>
</file>